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15cm" fo:min-width="44.1cm"/>
    </style:style>
    <style:style style:name="gr2" style:family="graphic" style:parent-style-name="standard">
      <style:graphic-properties draw:textarea-horizontal-align="justify" draw:textarea-vertical-align="middle" draw:auto-grow-height="false" fo:min-height="3.15cm" fo:min-width="16.777cm"/>
    </style:style>
    <style:style style:name="gr3" style:family="graphic" style:parent-style-name="standard">
      <style:graphic-properties draw:fill-color="#00ffff" draw:textarea-horizontal-align="justify" draw:textarea-vertical-align="middle" draw:auto-grow-height="false" fo:min-height="3.15cm" fo:min-width="16.77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00ffff" draw:textarea-horizontal-align="justify" draw:textarea-vertical-align="middle" draw:auto-grow-height="false" fo:min-height="1.75cm" fo:min-width="4.5cm"/>
    </style:style>
    <style:style style:name="gr6" style:family="graphic" style:parent-style-name="standard">
      <style:graphic-properties draw:fill-color="#00ffff" draw:textarea-horizontal-align="justify" draw:textarea-vertical-align="middle" draw:auto-grow-height="false" fo:min-height="1.75cm" fo:min-width="4.3cm"/>
    </style:style>
    <style:style style:name="gr7" style:family="graphic" style:parent-style-name="standard">
      <style:graphic-properties draw:fill-color="#00ffff" draw:textarea-horizontal-align="justify" draw:textarea-vertical-align="middle" draw:auto-grow-height="false" fo:min-height="1.75cm" fo:min-width="5.9cm"/>
    </style:style>
    <style:style style:name="gr8" style:family="graphic" style:parent-style-name="standard">
      <style:graphic-properties draw:fill-color="#00ffff" draw:textarea-horizontal-align="justify" draw:textarea-vertical-align="middle" draw:auto-grow-height="false" fo:min-height="1.65cm" fo:min-width="5.4cm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 fo:min-height="1.75cm" fo:min-width="4.7cm"/>
    </style:style>
    <style:style style:name="gr10" style:family="graphic" style:parent-style-name="standard">
      <style:graphic-properties draw:fill-color="#00ffff" draw:textarea-horizontal-align="justify" draw:textarea-vertical-align="middle" draw:auto-grow-height="false" fo:min-height="1.75cm" fo:min-width="5.1cm"/>
    </style:style>
    <style:style style:name="gr11" style:family="graphic" style:parent-style-name="standard">
      <style:graphic-properties draw:fill-color="#00ffff" draw:textarea-horizontal-align="justify" draw:textarea-vertical-align="middle" draw:auto-grow-height="false" fo:min-height="1.75cm" fo:min-width="5.6cm"/>
    </style:style>
    <style:style style:name="gr12" style:family="graphic" style:parent-style-name="standard">
      <style:graphic-properties draw:stroke="none" svg:stroke-color="#000000" draw:fill="none" draw:fill-color="#ffffff" fo:min-height="1.15cm"/>
    </style:style>
    <style:style style:name="gr13" style:family="graphic" style:parent-style-name="standard">
      <style:graphic-properties draw:fill-color="#00ffff" draw:textarea-horizontal-align="justify" draw:textarea-vertical-align="middle" draw:auto-grow-height="false" fo:min-height="1.75cm" fo:min-width="4.673cm"/>
    </style:style>
    <style:style style:name="gr14" style:family="graphic" style:parent-style-name="standard">
      <style:graphic-properties draw:fill-color="#00ffff" draw:textarea-horizontal-align="justify" draw:textarea-vertical-align="middle" draw:auto-grow-height="false" fo:min-height="1.75cm" fo:min-width="5.4cm"/>
    </style:style>
    <style:style style:name="gr15" style:family="graphic" style:parent-style-name="standard">
      <style:graphic-properties draw:stroke="none" svg:stroke-color="#000000" draw:fill="none" draw:fill-color="#ffffff" fo:min-height="1.25cm"/>
    </style:style>
    <style:style style:name="gr16" style:family="graphic" style:parent-style-name="standard">
      <style:graphic-properties draw:stroke="none" svg:stroke-color="#000000" draw:fill="none" draw:fill-color="#ffffff" fo:min-height="0.35cm"/>
    </style:style>
    <style:style style:name="gr17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-color="#00ffff"/>
      <style:paragraph-properties fo:text-align="center"/>
      <style:text-properties fo:font-weight="bold"/>
    </style:style>
    <style:style style:name="P4" style:family="paragraph">
      <loext:graphic-properties draw:fill-color="#00ffff"/>
      <style:paragraph-properties fo:text-align="center"/>
      <style:text-properties fo:font-size="12pt" fo:font-weight="bold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/>
    </style:style>
    <style:style style:name="T2" style:family="text">
      <style:text-properties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4.6cm" svg:height="3.4cm" svg:x="118.8cm" svg:y="5.2cm">
          <text:p text:style-name="P1"><text:span text:style-name="T1">Proyecto EXTERN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7.277cm" svg:height="3.4cm" svg:x="4.7cm" svg:y="16.2cm">
          <text:p text:style-name="P1"><text:span text:style-name="T1">Creación de Documen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17.277cm" svg:height="3.4cm" svg:x="27.93cm" svg:y="16.2cm">
          <text:p text:style-name="P1"><text:span text:style-name="T1">Consultar documentos de Usu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17.277cm" svg:height="3.4cm" svg:x="51.159cm" svg:y="16.2cm">
          <text:p text:style-name="P1"><text:span text:style-name="T1">Autorización de enví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17.277cm" svg:height="3.4cm" svg:x="74.389cm" svg:y="16.2cm">
          <text:p text:style-name="P1"><text:span text:style-name="T1">Custodiar documen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17.277cm" svg:height="3.4cm" svg:x="103.123cm" svg:y="16.1cm">
          <text:p text:style-name="P1"><text:span text:style-name="T1">Gestión de Entreg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17.277cm" svg:height="3.4cm" svg:x="132.5cm" svg:y="16cm">
          <text:p text:style-name="P1"><text:span text:style-name="T1">Descargar Base (Proveed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8" draw:id="id8" draw:layer="layout" svg:width="17.277cm" svg:height="3.4cm" svg:x="158.634cm" svg:y="16.1cm">
          <text:p text:style-name="P1"><text:span text:style-name="T1">Subir Resultados de Envío (Proveed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17.277cm" svg:height="3.4cm" svg:x="212.3cm" svg:y="16.2cm">
          <text:p text:style-name="P1"><text:span text:style-name="T1">Subir Denuncias (Proveed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17.277cm" svg:height="3.4cm" svg:x="236.996cm" svg:y="16.2cm">
          <text:p text:style-name="P1"><text:span text:style-name="T1">Recep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41.1cm" svg:y1="8.6cm" svg:x2="13.338cm" svg:y2="16.2cm" draw:start-shape="id1" draw:start-glue-point="2" draw:end-shape="id2" draw:end-glue-point="0" svg:d="M141100 8600v3800h-127762v3800" svg:viewBox="0 0 127763 7601">
          <text:p/>
        </draw:connector>
        <draw:connector draw:style-name="gr4" draw:text-style-name="P1" draw:layer="layout" svg:x1="141.1cm" svg:y1="8.6cm" svg:x2="36.568cm" svg:y2="16.2cm" draw:start-shape="id1" draw:start-glue-point="2" draw:end-shape="id3" draw:end-glue-point="0" svg:d="M141100 8600v3800h-104532v3800" svg:viewBox="0 0 104533 7601">
          <text:p/>
        </draw:connector>
        <draw:connector draw:style-name="gr4" draw:text-style-name="P1" draw:layer="layout" svg:x1="141.1cm" svg:y1="8.6cm" svg:x2="59.797cm" svg:y2="16.2cm" draw:start-shape="id1" draw:start-glue-point="2" draw:end-shape="id4" draw:end-glue-point="0" svg:d="M141100 8600v3800h-81303v3800" svg:viewBox="0 0 81304 7601">
          <text:p/>
        </draw:connector>
        <draw:connector draw:style-name="gr4" draw:text-style-name="P1" draw:layer="layout" svg:x1="141.1cm" svg:y1="8.6cm" svg:x2="83.027cm" svg:y2="16.2cm" draw:start-shape="id1" draw:start-glue-point="2" draw:end-shape="id5" draw:end-glue-point="0" svg:d="M141100 8600v3800h-58073v3800" svg:viewBox="0 0 58074 7601">
          <text:p/>
        </draw:connector>
        <draw:connector draw:style-name="gr4" draw:text-style-name="P1" draw:layer="layout" svg:x1="141.1cm" svg:y1="8.6cm" svg:x2="111.761cm" svg:y2="16.1cm" draw:start-shape="id1" draw:start-glue-point="2" draw:end-shape="id6" draw:end-glue-point="0" svg:d="M141100 8600v3750h-29339v3750" svg:viewBox="0 0 29340 7501">
          <text:p/>
        </draw:connector>
        <draw:connector draw:style-name="gr4" draw:text-style-name="P1" draw:layer="layout" svg:x1="141.1cm" svg:y1="8.6cm" svg:x2="141.138cm" svg:y2="16cm" draw:start-shape="id1" draw:start-glue-point="2" draw:end-shape="id7" draw:end-glue-point="0" svg:d="M141100 8600v3700h38v3700" svg:viewBox="0 0 39 7401">
          <text:p/>
        </draw:connector>
        <draw:connector draw:style-name="gr4" draw:text-style-name="P1" draw:layer="layout" svg:x1="141.1cm" svg:y1="8.6cm" svg:x2="167.272cm" svg:y2="16.1cm" draw:start-shape="id1" draw:start-glue-point="2" draw:end-shape="id8" draw:end-glue-point="0" svg:d="M141100 8600v3750h26172v3750" svg:viewBox="0 0 26173 7501">
          <text:p/>
        </draw:connector>
        <draw:connector draw:style-name="gr4" draw:text-style-name="P1" draw:layer="layout" svg:x1="141.1cm" svg:y1="8.6cm" svg:x2="220.938cm" svg:y2="16.2cm" draw:start-shape="id1" draw:start-glue-point="2" draw:end-shape="id9" draw:end-glue-point="0" svg:d="M141100 8600v3800h79838v3800" svg:viewBox="0 0 79839 7601">
          <text:p/>
        </draw:connector>
        <draw:connector draw:style-name="gr4" draw:text-style-name="P1" draw:layer="layout" svg:x1="141.1cm" svg:y1="8.6cm" svg:x2="245.634cm" svg:y2="16.2cm" draw:start-shape="id1" draw:start-glue-point="2" draw:end-shape="id10" draw:end-glue-point="0" svg:d="M141100 8600v3800h104534v3800" svg:viewBox="0 0 104535 7601">
          <text:p/>
        </draw:connector>
        <draw:custom-shape draw:style-name="gr5" draw:text-style-name="P4" xml:id="id16" draw:id="id16" draw:layer="layout" svg:width="5cm" svg:height="2cm" svg:x="72.1cm" svg:y="22.4cm">
          <text:p text:style-name="P1"><text:span text:style-name="T2">Visualizar documentos </text:span></text:p>
          <text:p text:style-name="P1"><text:span text:style-name="T2">cre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18" draw:id="id18" draw:layer="layout" svg:width="4.8cm" svg:height="2cm" svg:x="83.4cm" svg:y="22.4cm">
          <text:p text:style-name="P1"><text:span text:style-name="T2">Custodiar documentos </text:span></text:p>
          <text:p text:style-name="P1"><text:span text:style-name="T2">cre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7" draw:id="id17" draw:layer="layout" svg:width="5cm" svg:height="2cm" svg:x="77.8cm" svg:y="22.4cm">
          <text:p text:style-name="P1"><text:span text:style-name="T2">Visualizar documentos </text:span></text:p>
          <text:p text:style-name="P1"><text:span text:style-name="T2">masivos cre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19" draw:id="id19" draw:layer="layout" svg:width="4.8cm" svg:height="2cm" svg:x="88.9cm" svg:y="22.4cm">
          <text:p text:style-name="P1"><text:span text:style-name="T2">Visualizar documentos </text:span></text:p>
          <text:p text:style-name="P1"><text:span text:style-name="T2">custodi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20" draw:id="id20" draw:layer="layout" svg:width="6.4cm" svg:height="2cm" svg:x="235.3cm" svg:y="23.3cm">
          <text:p text:style-name="P1"><text:span text:style-name="T2">Recepción de Carg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1" draw:id="id21" draw:layer="layout" svg:width="5.9cm" svg:height="1.9cm" svg:x="248.6cm" svg:y="23.2cm">
          <text:p text:style-name="P1"><text:span text:style-name="T2">Recepción de </text:span></text:p>
          <text:p text:style-name="P1"><text:span text:style-name="T2">Documentos devuel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3.338cm" svg:y1="19.6cm" svg:x2="10.9cm" svg:y2="25.1cm" draw:start-shape="id2" draw:start-glue-point="2" draw:end-shape="id11" draw:end-glue-point="3" svg:d="M13338 19600v2250h-2939v3250h501" svg:viewBox="0 0 2940 5501">
          <text:p/>
        </draw:connector>
        <draw:connector draw:style-name="gr4" draw:text-style-name="P1" draw:layer="layout" svg:x1="13.338cm" svg:y1="19.6cm" svg:x2="10.7cm" svg:y2="28cm" draw:start-shape="id2" draw:start-glue-point="2" draw:end-shape="id12" draw:end-glue-point="3" svg:d="M13338 19600v3700h-3139v4700h501" svg:viewBox="0 0 3140 8401">
          <text:p/>
        </draw:connector>
        <draw:connector draw:style-name="gr4" draw:text-style-name="P1" draw:layer="layout" svg:x1="59.797cm" svg:y1="19.6cm" svg:x2="51.713cm" svg:y2="22.7cm" draw:start-shape="id4" draw:start-glue-point="2" draw:end-shape="id13" draw:end-glue-point="0" svg:d="M59797 19600v1550h-8084v1550" svg:viewBox="0 0 8085 3101">
          <text:p/>
        </draw:connector>
        <draw:connector draw:style-name="gr4" draw:text-style-name="P1" draw:layer="layout" svg:x1="59.797cm" svg:y1="19.6cm" svg:x2="59.877cm" svg:y2="22.7cm" draw:start-shape="id4" draw:end-shape="id14" draw:end-glue-point="0" svg:d="M59797 19600v1550h80v1550" svg:viewBox="0 0 81 3101">
          <text:p/>
        </draw:connector>
        <draw:connector draw:style-name="gr4" draw:text-style-name="P1" draw:layer="layout" svg:x1="59.797cm" svg:y1="19.6cm" svg:x2="66.65cm" svg:y2="22.7cm" draw:start-shape="id4" draw:end-shape="id15" svg:d="M59797 19600v1550h6853v1550" svg:viewBox="0 0 6854 3101">
          <text:p/>
        </draw:connector>
        <draw:connector draw:style-name="gr4" draw:text-style-name="P1" draw:layer="layout" svg:x1="83.027cm" svg:y1="19.6cm" svg:x2="74.6cm" svg:y2="22.4cm" draw:start-shape="id5" draw:start-glue-point="2" draw:end-shape="id16" svg:d="M83027 19600v1400h-8427v1400" svg:viewBox="0 0 8428 2801">
          <text:p/>
        </draw:connector>
        <draw:connector draw:style-name="gr4" draw:text-style-name="P1" draw:layer="layout" svg:x1="83.027cm" svg:y1="19.6cm" svg:x2="80.3cm" svg:y2="22.4cm" draw:start-shape="id5" draw:start-glue-point="2" draw:end-shape="id17" draw:end-glue-point="0" svg:d="M83027 19600v1400h-2727v1400" svg:viewBox="0 0 2728 2801">
          <text:p/>
        </draw:connector>
        <draw:connector draw:style-name="gr4" draw:text-style-name="P1" draw:layer="layout" svg:x1="83.027cm" svg:y1="19.6cm" svg:x2="85.8cm" svg:y2="22.4cm" draw:start-shape="id5" draw:start-glue-point="2" draw:end-shape="id18" svg:d="M83027 19600v1400h2773v1400" svg:viewBox="0 0 2774 2801">
          <text:p/>
        </draw:connector>
        <draw:connector draw:style-name="gr4" draw:text-style-name="P1" draw:layer="layout" svg:x1="83.027cm" svg:y1="19.6cm" svg:x2="91.3cm" svg:y2="22.4cm" draw:start-shape="id5" draw:start-glue-point="2" draw:end-shape="id19" draw:end-glue-point="0" svg:d="M83027 19600v1400h8273v1400" svg:viewBox="0 0 8274 2801">
          <text:p/>
        </draw:connector>
        <draw:connector draw:style-name="gr4" draw:text-style-name="P1" draw:layer="layout" svg:x1="245.634cm" svg:y1="19.6cm" svg:x2="238.5cm" svg:y2="23.3cm" draw:start-shape="id10" draw:start-glue-point="2" draw:end-shape="id20" draw:end-glue-point="0" svg:d="M245634 19600v1850h-7134v1850" svg:viewBox="0 0 7135 3701">
          <text:p/>
        </draw:connector>
        <draw:connector draw:style-name="gr4" draw:text-style-name="P1" draw:layer="layout" svg:x1="245.634cm" svg:y1="19.6cm" svg:x2="251.55cm" svg:y2="23.2cm" draw:start-shape="id10" draw:start-glue-point="2" draw:end-shape="id21" svg:d="M245634 19600v1800h5916v1800" svg:viewBox="0 0 5917 3601">
          <text:p/>
        </draw:connector>
        <draw:connector draw:style-name="gr4" draw:text-style-name="P1" draw:layer="layout" svg:x1="4.7cm" svg:y1="17.9cm" svg:x2="11.6cm" svg:y2="31.2cm" draw:start-shape="id2" draw:end-shape="id22" draw:end-glue-point="3" svg:d="M4700 17900h-502v13300h7402" svg:viewBox="0 0 7403 13301">
          <text:p/>
        </draw:connector>
        <draw:connector draw:style-name="gr4" draw:text-style-name="P1" draw:layer="layout" svg:x1="36.568cm" svg:y1="19.6cm" svg:x2="38.3cm" svg:y2="24.3cm" draw:start-shape="id3" draw:start-glue-point="2" draw:end-shape="id23" draw:end-glue-point="3" svg:d="M36568 19600v4700h1732" svg:viewBox="0 0 1733 4701">
          <text:p/>
        </draw:connector>
        <draw:connector draw:style-name="gr4" draw:text-style-name="P1" draw:layer="layout" svg:x1="36.568cm" svg:y1="19.6cm" svg:x2="38.6cm" svg:y2="27.7cm" draw:start-shape="id3" draw:start-glue-point="2" draw:end-shape="id24" draw:end-glue-point="3" svg:d="M36568 19600v8100h2032" svg:viewBox="0 0 2033 8101">
          <text:p/>
        </draw:connector>
        <draw:custom-shape draw:style-name="gr5" draw:text-style-name="P4" xml:id="id25" draw:id="id25" draw:layer="layout" svg:width="5cm" svg:height="2cm" svg:x="97.3cm" svg:y="22.3cm">
          <text:p text:style-name="P1"><text:span text:style-name="T2">Crear Entreg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7" draw:id="id27" draw:layer="layout" svg:width="4.8cm" svg:height="2cm" svg:x="109.4cm" svg:y="22.3cm">
          <text:p text:style-name="P1"><text:span text:style-name="T2">Enviar Entreg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6" draw:id="id26" draw:layer="layout" svg:width="5cm" svg:height="2cm" svg:x="103.7cm" svg:y="22.3cm">
          <text:p text:style-name="P1"><text:span text:style-name="T2">Validar y corregir </text:span></text:p>
          <text:p text:style-name="P1"><text:span text:style-name="T2">Entreg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11.761cm" svg:y1="19.5cm" svg:x2="99.8cm" svg:y2="22.3cm" draw:start-shape="id6" draw:start-glue-point="2" draw:end-shape="id25" draw:end-glue-point="0" svg:d="M111761 19500v1400h-11961v1400" svg:viewBox="0 0 11962 2801">
          <text:p/>
        </draw:connector>
        <draw:connector draw:style-name="gr4" draw:text-style-name="P1" draw:layer="layout" svg:x1="111.761cm" svg:y1="19.5cm" svg:x2="106.2cm" svg:y2="22.3cm" draw:start-shape="id6" draw:start-glue-point="2" draw:end-shape="id26" draw:end-glue-point="0" svg:d="M111761 19500v1400h-5561v1400" svg:viewBox="0 0 5562 2801">
          <text:p/>
        </draw:connector>
        <draw:connector draw:style-name="gr4" draw:text-style-name="P1" draw:layer="layout" svg:x1="111.761cm" svg:y1="19.5cm" svg:x2="111.8cm" svg:y2="22.3cm" draw:start-shape="id6" draw:start-glue-point="2" draw:end-shape="id27" draw:end-glue-point="0" svg:d="M111761 19500v1400h39v1400" svg:viewBox="0 0 40 2801">
          <text:p/>
        </draw:connector>
        <draw:custom-shape draw:style-name="gr6" draw:text-style-name="P4" xml:id="id28" draw:id="id28" draw:layer="layout" svg:width="4.8cm" svg:height="2cm" svg:x="115.5cm" svg:y="22.3cm">
          <text:p text:style-name="P1"><text:span text:style-name="T2">Modificar Entreg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9" draw:id="id29" draw:layer="layout" svg:width="4.8cm" svg:height="2cm" svg:x="121.7cm" svg:y="22.3cm">
          <text:p text:style-name="P1"><text:span text:style-name="T2">Eliminar Entreg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11.761cm" svg:y1="19.5cm" svg:x2="117.9cm" svg:y2="22.3cm" draw:start-shape="id6" draw:end-shape="id28" svg:d="M111761 19500v1400h6139v1400" svg:viewBox="0 0 6140 2801">
          <text:p/>
        </draw:connector>
        <draw:connector draw:style-name="gr4" draw:text-style-name="P1" draw:layer="layout" svg:x1="111.761cm" svg:y1="19.5cm" svg:x2="124.1cm" svg:y2="22.3cm" draw:start-shape="id6" draw:end-shape="id29" draw:end-glue-point="0" svg:d="M111761 19500v1400h12339v1400" svg:viewBox="0 0 12340 2801">
          <text:p/>
        </draw:connector>
        <draw:custom-shape draw:style-name="gr2" draw:text-style-name="P2" xml:id="id30" draw:id="id30" draw:layer="layout" svg:width="17.277cm" svg:height="3.4cm" svg:x="183.3cm" svg:y="16.1cm">
          <text:p text:style-name="P1"><text:span text:style-name="T1">Gestión de Result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41.1cm" svg:y1="8.6cm" svg:x2="191.938cm" svg:y2="16.1cm" draw:start-shape="id1" draw:start-glue-point="2" draw:end-shape="id30" draw:end-glue-point="0" svg:d="M141100 8600v3750h50838v3750" svg:viewBox="0 0 50839 7501">
          <text:p/>
        </draw:connector>
        <draw:custom-shape draw:style-name="gr9" draw:text-style-name="P4" xml:id="id31" draw:id="id31" draw:layer="layout" svg:width="5.2cm" svg:height="2cm" svg:x="185.7cm" svg:y="22.4cm">
          <text:p text:style-name="P1"><text:span text:style-name="T2">Actualizar espera de </text:span></text:p>
          <text:p text:style-name="P1"><text:span text:style-name="T2">devolu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2" draw:id="id32" draw:layer="layout" svg:width="5.6cm" svg:height="2cm" svg:x="193.1cm" svg:y="22.4cm">
          <text:p text:style-name="P1"><text:span text:style-name="T2">Actualizar 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91.938cm" svg:y1="19.5cm" svg:x2="188.3cm" svg:y2="22.4cm" draw:start-shape="id30" draw:start-glue-point="2" draw:end-shape="id31" svg:d="M191938 19500v1450h-3638v1450" svg:viewBox="0 0 3639 2901">
          <text:p/>
        </draw:connector>
        <draw:connector draw:style-name="gr4" draw:text-style-name="P1" draw:layer="layout" svg:x1="191.938cm" svg:y1="19.5cm" svg:x2="195.9cm" svg:y2="22.4cm" draw:start-shape="id30" draw:start-glue-point="2" draw:end-shape="id32" draw:end-glue-point="0" svg:d="M191938 19500v1450h3962v1450" svg:viewBox="0 0 3963 2901">
          <text:p/>
        </draw:connector>
        <draw:custom-shape draw:style-name="gr9" draw:text-style-name="P4" xml:id="id33" draw:id="id33" draw:layer="layout" svg:width="5.2cm" svg:height="2cm" svg:x="214.4cm" svg:y="22.2cm">
          <text:p text:style-name="P1"><text:span text:style-name="T2">Subid denuncia </text:span></text:p>
          <text:p text:style-name="P1"><text:span text:style-name="T2">individ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4" draw:id="id34" draw:layer="layout" svg:width="5.6cm" svg:height="2cm" svg:x="222.2cm" svg:y="22.2cm">
          <text:p text:style-name="P1"><text:span text:style-name="T2">Subir denuncia masi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220.938cm" svg:y1="19.6cm" svg:x2="217cm" svg:y2="22.2cm" draw:start-shape="id9" draw:start-glue-point="2" draw:end-shape="id33" draw:end-glue-point="0" svg:d="M220938 19600v1300h-3938v1300" svg:viewBox="0 0 3939 2601">
          <text:p/>
        </draw:connector>
        <draw:connector draw:style-name="gr4" draw:text-style-name="P1" draw:layer="layout" svg:x1="220.938cm" svg:y1="19.6cm" svg:x2="225cm" svg:y2="22.2cm" draw:start-shape="id9" draw:start-glue-point="2" draw:end-shape="id34" draw:end-glue-point="0" svg:d="M220938 19600v1300h4062v1300" svg:viewBox="0 0 4063 2601">
          <text:p/>
        </draw:connector>
        <draw:custom-shape draw:style-name="gr2" draw:text-style-name="P2" xml:id="id35" draw:id="id35" draw:layer="layout" svg:width="17.277cm" svg:height="3.4cm" svg:x="258.4cm" svg:y="16.1cm">
          <text:p text:style-name="P1"><text:span text:style-name="T1">Indicadores B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41.1cm" svg:y1="8.6cm" svg:x2="267.038cm" svg:y2="16.1cm" draw:end-shape="id35" draw:end-glue-point="0" svg:d="M141100 8600v3500h125938v4000" svg:viewBox="0 0 125939 7501">
          <text:p/>
        </draw:connector>
        <draw:custom-shape draw:style-name="gr7" draw:text-style-name="P4" xml:id="id36" draw:id="id36" draw:layer="layout" svg:width="6.4cm" svg:height="2cm" svg:x="256.4cm" svg:y="23.2cm">
          <text:p text:style-name="P1"><text:span text:style-name="T2">Indicador de Documentos </text:span></text:p>
          <text:p text:style-name="P1"><text:span text:style-name="T2">Vari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37" draw:id="id37" draw:layer="layout" svg:width="5.9cm" svg:height="1.9cm" svg:x="264.1cm" svg:y="23.2cm">
          <text:p text:style-name="P1"><text:span text:style-name="T2">Control de Carg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267.038cm" svg:y1="19.5cm" svg:x2="259.6cm" svg:y2="23.2cm" draw:start-shape="id35" draw:start-glue-point="2" draw:end-shape="id36" draw:end-glue-point="0" svg:d="M267038 19500v1850h-7438v1850" svg:viewBox="0 0 7439 3701">
          <text:p/>
        </draw:connector>
        <draw:connector draw:style-name="gr4" draw:text-style-name="P1" draw:layer="layout" svg:x1="267.038cm" svg:y1="19.5cm" svg:x2="267.05cm" svg:y2="23.2cm" draw:start-shape="id35" draw:start-glue-point="2" draw:end-shape="id37" svg:d="M267038 19500v1850h12v1850" svg:viewBox="0 0 13 3701">
          <text:p/>
        </draw:connector>
        <draw:custom-shape draw:style-name="gr8" draw:text-style-name="P4" xml:id="id38" draw:id="id38" draw:layer="layout" svg:width="5.9cm" svg:height="1.9cm" svg:x="272cm" svg:y="23.1cm">
          <text:p text:style-name="P1"><text:span text:style-name="T2">Distribución del 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267.038cm" svg:y1="19.5cm" svg:x2="274.95cm" svg:y2="23.1cm" draw:start-shape="id35" draw:start-glue-point="2" draw:end-shape="id38" draw:end-glue-point="0" svg:d="M267038 19500v1800h7912v1800" svg:viewBox="0 0 7913 3601">
          <text:p/>
        </draw:connector>
        <draw:custom-shape draw:style-name="gr2" draw:text-style-name="P2" xml:id="id39" draw:id="id39" draw:layer="layout" svg:width="17.277cm" svg:height="3.4cm" svg:x="279.6cm" svg:y="15.9cm">
          <text:p text:style-name="P1"><text:span text:style-name="T1">Mantenimi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41.1cm" svg:y1="8.6cm" svg:x2="288.238cm" svg:y2="15.9cm" draw:end-shape="id39" draw:end-glue-point="0" svg:d="M141100 8600v3400h147138v3900" svg:viewBox="0 0 147139 7301">
          <text:p/>
        </draw:connector>
        <draw:custom-shape draw:style-name="gr8" draw:text-style-name="P4" xml:id="id40" draw:id="id40" draw:layer="layout" svg:width="5.9cm" svg:height="1.9cm" svg:x="285.3cm" svg:y="23.1cm">
          <text:p text:style-name="P1"><text:span text:style-name="T2">Modificar Permisos de</text:span></text:p>
          <text:p text:style-name="P1"><text:span text:style-name="T2"><text:s/></text:span><text:span text:style-name="T2">Enví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288.238cm" svg:y1="19.3cm" svg:x2="288.25cm" svg:y2="23.1cm" draw:start-shape="id39" draw:start-glue-point="2" draw:end-shape="id40" draw:end-glue-point="0" svg:d="M288238 19300v1900h12v1900" svg:viewBox="0 0 13 3801">
          <text:p/>
        </draw:connector>
        <draw:g xml:id="id11" draw:id="id11">
          <draw:custom-shape draw:style-name="gr11" draw:text-style-name="P4" draw:layer="layout" svg:width="6.1cm" svg:height="2cm" svg:x="10.9cm" svg:y="24.1cm">
            <text:p text:style-name="P1"><text:span text:style-name="T2">Crear un documento </text:span></text:p>
            <text:p text:style-name="P1"><text:span text:style-name="T2">individu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5" draw:layer="layout" svg:width="2.3cm" svg:height="1.4cm" svg:x="17.2cm" svg:y="24.5cm">
            <draw:text-box>
              <text:p>2</text:p>
            </draw:text-box>
          </draw:frame>
        </draw:g>
        <draw:g xml:id="id12" draw:id="id12">
          <draw:custom-shape draw:style-name="gr7" draw:text-style-name="P4" draw:layer="layout" svg:width="6.4cm" svg:height="2cm" svg:x="10.7cm" svg:y="27cm">
            <text:p text:style-name="P1"><text:span text:style-name="T2">Crear masiv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5" draw:layer="layout" svg:width="2.3cm" svg:height="1.4cm" svg:x="17.1cm" svg:y="27.6cm">
            <draw:text-box>
              <text:p>4</text:p>
            </draw:text-box>
          </draw:frame>
        </draw:g>
        <draw:g xml:id="id22" draw:id="id22">
          <draw:custom-shape draw:style-name="gr7" draw:text-style-name="P4" draw:layer="layout" svg:width="6.4cm" svg:height="2cm" svg:x="11.6cm" svg:y="30.2cm">
            <text:p text:style-name="P1"><text:span text:style-name="T2">Crear masivo especi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5" draw:layer="layout" svg:width="2.3cm" svg:height="1.4cm" svg:x="18.2cm" svg:y="30.7cm">
            <draw:text-box>
              <text:p>4</text:p>
            </draw:text-box>
          </draw:frame>
        </draw:g>
        <draw:g xml:id="id23" draw:id="id23">
          <draw:custom-shape draw:style-name="gr7" draw:text-style-name="P4" draw:layer="layout" svg:width="6.4cm" svg:height="2cm" svg:x="38.3cm" svg:y="23.3cm">
            <text:p text:style-name="P1"><text:span text:style-name="T2">Usuario BC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5" draw:layer="layout" svg:width="2.2cm" svg:height="1.4cm" svg:x="44.6cm" svg:y="23.9cm">
            <draw:text-box>
              <text:p>2</text:p>
            </draw:text-box>
          </draw:frame>
        </draw:g>
        <draw:g xml:id="id24" draw:id="id24">
          <draw:custom-shape draw:style-name="gr7" draw:text-style-name="P4" draw:layer="layout" svg:width="6.4cm" svg:height="2cm" svg:x="38.6cm" svg:y="26.7cm">
            <text:p text:style-name="P1"><text:span text:style-name="T2">UT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5" draw:layer="layout" svg:width="2.3cm" svg:height="1.4cm" svg:x="45cm" svg:y="27.2cm">
            <draw:text-box>
              <text:p>2</text:p>
            </draw:text-box>
          </draw:frame>
        </draw:g>
        <draw:g>
          <draw:custom-shape draw:style-name="gr13" draw:text-style-name="P4" xml:id="id13" draw:id="id13" draw:layer="layout" svg:width="5.173cm" svg:height="2cm" svg:x="49.127cm" svg:y="22.7cm">
            <text:p text:style-name="P1"><text:span text:style-name="T2">Recibir notificaciones </text:span></text:p>
            <text:p text:style-name="P1"><text:span text:style-name="T2">para autoriz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5" draw:layer="layout" svg:width="2.3cm" svg:height="1.4cm" svg:x="54.3cm" svg:y="23.3cm">
            <draw:text-box>
              <text:p>2</text:p>
            </draw:text-box>
          </draw:frame>
        </draw:g>
        <draw:g>
          <draw:custom-shape draw:style-name="gr14" draw:text-style-name="P4" xml:id="id14" draw:id="id14" draw:layer="layout" svg:width="5.9cm" svg:height="2cm" svg:x="56.927cm" svg:y="22.7cm">
            <text:p text:style-name="P1"><text:span text:style-name="T2">Visualizar documentos a </text:span></text:p>
            <text:p text:style-name="P1"><text:span text:style-name="T2">autoriz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5" draw:layer="layout" svg:width="2.3cm" svg:height="1.4cm" svg:x="62.8cm" svg:y="23.4cm">
            <draw:text-box>
              <text:p>2</text:p>
            </draw:text-box>
          </draw:frame>
        </draw:g>
        <draw:g>
          <draw:custom-shape draw:style-name="gr14" draw:text-style-name="P4" xml:id="id15" draw:id="id15" draw:layer="layout" svg:width="5.9cm" svg:height="2cm" svg:x="63.7cm" svg:y="22.7cm">
            <text:p text:style-name="P1"><text:span text:style-name="T2">Autorizar / Denegar enví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5" draw:layer="layout" svg:width="2.3cm" svg:height="1.4cm" svg:x="69.6cm" svg:y="23.3cm">
            <draw:text-box>
              <text:p>1</text:p>
            </draw:text-box>
          </draw:frame>
        </draw:g>
        <draw:frame draw:style-name="gr15" draw:text-style-name="P5" draw:layer="layout" svg:width="2.3cm" svg:height="1.5cm" svg:x="72.2cm" svg:y="25cm">
          <draw:text-box>
            <text:p>2</text:p>
          </draw:text-box>
        </draw:frame>
        <draw:frame draw:style-name="gr15" draw:text-style-name="P5" draw:layer="layout" svg:width="2.3cm" svg:height="1.5cm" svg:x="78.7cm" svg:y="25cm">
          <draw:text-box>
            <text:p>2</text:p>
          </draw:text-box>
        </draw:frame>
        <draw:frame draw:style-name="gr15" draw:text-style-name="P5" draw:layer="layout" svg:width="2.3cm" svg:height="1.5cm" svg:x="84cm" svg:y="25cm">
          <draw:text-box>
            <text:p>2</text:p>
          </draw:text-box>
        </draw:frame>
        <draw:frame draw:style-name="gr15" draw:text-style-name="P5" draw:layer="layout" svg:width="2.3cm" svg:height="1.5cm" svg:x="89.5cm" svg:y="25cm">
          <draw:text-box>
            <text:p>2</text:p>
          </draw:text-box>
        </draw:frame>
        <draw:frame draw:style-name="gr15" draw:text-style-name="P5" draw:layer="layout" svg:width="2.3cm" svg:height="1.5cm" svg:x="98.2cm" svg:y="25.1cm">
          <draw:text-box>
            <text:p>4</text:p>
          </draw:text-box>
        </draw:frame>
        <draw:frame draw:style-name="gr15" draw:text-style-name="P5" draw:layer="layout" svg:width="2.3cm" svg:height="1.5cm" svg:x="105.2cm" svg:y="25.1cm">
          <draw:text-box>
            <text:p>4</text:p>
          </draw:text-box>
        </draw:frame>
        <draw:frame draw:style-name="gr15" draw:text-style-name="P5" draw:layer="layout" svg:width="2.3cm" svg:height="1.5cm" svg:x="109.8cm" svg:y="25cm">
          <draw:text-box>
            <text:p>2</text:p>
          </draw:text-box>
        </draw:frame>
        <draw:frame draw:style-name="gr15" draw:text-style-name="P5" draw:layer="layout" svg:width="2.3cm" svg:height="1.5cm" svg:x="116cm" svg:y="25.2cm">
          <draw:text-box>
            <text:p>2</text:p>
          </draw:text-box>
        </draw:frame>
        <draw:frame draw:style-name="gr15" draw:text-style-name="P5" draw:layer="layout" svg:width="2.3cm" svg:height="1.5cm" svg:x="122.2cm" svg:y="25cm">
          <draw:text-box>
            <text:p>2</text:p>
          </draw:text-box>
        </draw:frame>
        <draw:frame draw:style-name="gr15" draw:text-style-name="P5" draw:layer="layout" svg:width="2.3cm" svg:height="1.5cm" svg:x="138.8cm" svg:y="20.8cm">
          <draw:text-box>
            <text:p>4</text:p>
          </draw:text-box>
        </draw:frame>
        <draw:frame draw:style-name="gr15" draw:text-style-name="P5" draw:layer="layout" svg:width="2.3cm" svg:height="1.5cm" svg:x="160.6cm" svg:y="20.6cm">
          <draw:text-box>
            <text:p>2</text:p>
          </draw:text-box>
        </draw:frame>
        <draw:frame draw:style-name="gr15" draw:text-style-name="P5" draw:layer="layout" svg:width="2.3cm" svg:height="1.5cm" svg:x="186.7cm" svg:y="25.1cm">
          <draw:text-box>
            <text:p>1</text:p>
          </draw:text-box>
        </draw:frame>
        <draw:frame draw:style-name="gr16" draw:text-style-name="P5" draw:layer="layout" svg:width="2.3cm" svg:height="0.954cm" svg:x="193.8cm" svg:y="25.9cm">
          <draw:text-box>
            <text:p>1</text:p>
          </draw:text-box>
        </draw:frame>
        <draw:frame draw:style-name="gr16" draw:text-style-name="P5" draw:layer="layout" svg:width="2.3cm" svg:height="0.954cm" svg:x="215cm" svg:y="25cm">
          <draw:text-box>
            <text:p>2</text:p>
          </draw:text-box>
        </draw:frame>
        <draw:frame draw:style-name="gr16" draw:text-style-name="P5" draw:layer="layout" svg:width="2.3cm" svg:height="0.954cm" svg:x="223cm" svg:y="25.046cm">
          <draw:text-box>
            <text:p>4</text:p>
          </draw:text-box>
        </draw:frame>
        <draw:frame draw:style-name="gr16" draw:text-style-name="P5" draw:layer="layout" svg:width="2.3cm" svg:height="0.954cm" svg:x="235.6cm" svg:y="26cm">
          <draw:text-box>
            <text:p>2</text:p>
          </draw:text-box>
        </draw:frame>
        <draw:frame draw:style-name="gr16" draw:text-style-name="P5" draw:layer="layout" svg:width="2.3cm" svg:height="0.954cm" svg:x="249.1cm" svg:y="26cm">
          <draw:text-box>
            <text:p>2</text:p>
          </draw:text-box>
        </draw:frame>
        <draw:frame draw:style-name="gr16" draw:text-style-name="P5" draw:layer="layout" svg:width="2.3cm" svg:height="0.954cm" svg:x="257.2cm" svg:y="26.2cm">
          <draw:text-box>
            <text:p>8</text:p>
          </draw:text-box>
        </draw:frame>
        <draw:frame draw:style-name="gr16" draw:text-style-name="P5" draw:layer="layout" svg:width="2.3cm" svg:height="0.954cm" svg:x="264.2cm" svg:y="25.946cm">
          <draw:text-box>
            <text:p>8</text:p>
          </draw:text-box>
        </draw:frame>
        <draw:frame draw:style-name="gr17" draw:text-style-name="P5" draw:layer="layout" svg:width="2.3cm" svg:height="1.1cm" svg:x="272.4cm" svg:y="25.7cm">
          <draw:text-box>
            <text:p>8</text:p>
          </draw:text-box>
        </draw:frame>
        <draw:frame draw:style-name="gr17" draw:text-style-name="P5" draw:layer="layout" svg:width="2.3cm" svg:height="1.1cm" svg:x="287.9cm" svg:y="25.6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09:56:52.345000000</meta:creation-date>
    <dc:date>2018-09-05T14:02:06.222000000</dc:date>
    <meta:editing-duration>PT4H50M15S</meta:editing-duration>
    <meta:editing-cycles>3</meta:editing-cycles>
    <meta:generator>LibreOffice/5.3.4.2$Windows_x86 LibreOffice_project/f82d347ccc0be322489bf7da61d7e4ad13fe2ff3</meta:generator>
    <meta:document-statistic meta:object-count="116"/>
  </office:meta>
</office:document-meta>
</file>